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5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1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4 priority.H5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5" table:default-cell-style-name="ce63"/>
        <table:table-column table:style-name="co5" table:number-columns-repeated="2" table:default-cell-style-name="ce4"/>
        <table:table-column table:style-name="co5" table:number-columns-repeated="1004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100*(100-[.B1])*(100-[.B1])/[.F1]" office:value-type="float" office:value="87.890625" calcext:value-type="float">
            <text:p>8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6400" calcext:value-type="float">
            <text:p>6400</text:p>
          </table:table-cell>
          <table:table-cell table:style-name="ce62" table:number-columns-repeated="12"/>
          <table:table-cell table:style-name="ce72" table:number-columns-repeated="2"/>
          <table:table-cell table:style-name="ce62" table:number-columns-repeated="1004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0.5" calcext:value-type="float">
            <text:p>0.50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1" calcext:value-type="float">
            <text:p>1.00</text:p>
          </table:table-cell>
          <table:table-cell table:style-name="ce64" office:value-type="float" office:value="1.25" calcext:value-type="float">
            <text:p>1.25</text:p>
          </table:table-cell>
          <table:table-cell table:style-name="ce64" office:value-type="float" office:value="1.5" calcext:value-type="float">
            <text:p>1.50</text:p>
          </table:table-cell>
          <table:table-cell table:style-name="ce64" office:value-type="float" office:value="1.75" calcext:value-type="float">
            <text:p>1.75</text:p>
          </table:table-cell>
          <table:table-cell table:style-name="ce64" office:value-type="float" office:value="2" calcext:value-type="float">
            <text:p>2.00</text:p>
          </table:table-cell>
          <table:table-cell table:style-name="ce64" office:value-type="float" office:value="2.5" calcext:value-type="float">
            <text:p>2.50</text:p>
          </table:table-cell>
          <table:table-cell table:style-name="ce64" office:value-type="float" office:value="3" calcext:value-type="float">
            <text:p>3.00</text:p>
          </table:table-cell>
          <table:table-cell table:style-name="ce64" office:value-type="float" office:value="4" calcext:value-type="float">
            <text:p>4.00</text:p>
          </table:table-cell>
          <table:table-cell table:style-name="ce64" office:value-type="float" office:value="5" calcext:value-type="float">
            <text:p>5.00</text:p>
          </table:table-cell>
          <table:table-cell table:style-name="ce64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*2/[.B$4]*[.$C$1]*[.$C$2]/10000" office:value-type="float" office:value="44.52013437775" calcext:value-type="float">
            <text:p>45</text:p>
          </table:table-cell>
          <table:table-cell table:style-name="ce67" table:formula="of:=[.$A5]*2/[.C$4]*[.$C$1]*[.$C$2]/10000" office:value-type="float" office:value="29.383288689315" calcext:value-type="float">
            <text:p>29</text:p>
          </table:table-cell>
          <table:table-cell table:style-name="ce67" table:formula="of:=[.$A5]*2/[.D$4]*[.$C$1]*[.$C$2]/10000" office:value-type="float" office:value="19.58885912621" calcext:value-type="float">
            <text:p>20</text:p>
          </table:table-cell>
          <table:table-cell table:style-name="ce67" table:formula="of:=[.$A5]*2/[.E$4]*[.$C$1]*[.$C$2]/10000" office:value-type="float" office:value="14.6916443446575" calcext:value-type="float">
            <text:p>15</text:p>
          </table:table-cell>
          <table:table-cell table:style-name="ce67" table:formula="of:=[.$A5]*2/[.F$4]*[.$C$1]*[.$C$2]/10000" office:value-type="float" office:value="11.753315475726" calcext:value-type="float">
            <text:p>12</text:p>
          </table:table-cell>
          <table:table-cell table:style-name="ce67" table:formula="of:=[.$A5]*2/[.G$4]*[.$C$1]*[.$C$2]/10000" office:value-type="float" office:value="9.79442956310501" calcext:value-type="float">
            <text:p>10</text:p>
          </table:table-cell>
          <table:table-cell table:style-name="ce67" table:formula="of:=[.$A5]*2/[.H$4]*[.$C$1]*[.$C$2]/10000" office:value-type="float" office:value="8.39522533980429" calcext:value-type="float">
            <text:p>8</text:p>
          </table:table-cell>
          <table:table-cell table:style-name="ce67" table:formula="of:=[.$A5]*2/[.I$4]*[.$C$1]*[.$C$2]/10000" office:value-type="float" office:value="7.34582217232875" calcext:value-type="float">
            <text:p>7</text:p>
          </table:table-cell>
          <table:table-cell table:style-name="ce67" table:formula="of:=[.$A5]*2/[.J$4]*[.$C$1]*[.$C$2]/10000" office:value-type="float" office:value="5.876657737863" calcext:value-type="float">
            <text:p>6</text:p>
          </table:table-cell>
          <table:table-cell table:style-name="ce67" table:formula="of:=[.$A5]*2/[.K$4]*[.$C$1]*[.$C$2]/10000" office:value-type="float" office:value="4.8972147815525" calcext:value-type="float">
            <text:p>5</text:p>
          </table:table-cell>
          <table:table-cell table:style-name="ce67" table:formula="of:=[.$A5]*2/[.L$4]*[.$C$1]*[.$C$2]/10000" office:value-type="float" office:value="3.67291108616438" calcext:value-type="float">
            <text:p>4</text:p>
          </table:table-cell>
          <table:table-cell table:style-name="ce67" table:formula="of:=[.$A5]*2/[.M$4]*[.$C$1]*[.$C$2]/10000" office:value-type="float" office:value="2.9383288689315" calcext:value-type="float">
            <text:p>3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formula="of:=100*(100-[.O5])*(100-[.O5])/[.$F$1]" office:value-type="float" office:value="141.015625" calcext:value-type="float">
            <text:p>141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R5]+10))*47" office:value-type="float" office:value="83.5791322718294" calcext:value-type="float">
            <text:p>84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*2/[.B$4]*[.$C$1]*[.$C$2]/10000" office:value-type="float" office:value="89.0402687555" calcext:value-type="float">
            <text:p>89</text:p>
          </table:table-cell>
          <table:table-cell table:style-name="ce67" table:formula="of:=[.$A6]*2/[.C$4]*[.$C$1]*[.$C$2]/10000" office:value-type="float" office:value="58.76657737863" calcext:value-type="float">
            <text:p>59</text:p>
          </table:table-cell>
          <table:table-cell table:style-name="ce67" table:formula="of:=[.$A6]*2/[.D$4]*[.$C$1]*[.$C$2]/10000" office:value-type="float" office:value="39.17771825242" calcext:value-type="float">
            <text:p>39</text:p>
          </table:table-cell>
          <table:table-cell table:style-name="ce67" table:formula="of:=[.$A6]*2/[.E$4]*[.$C$1]*[.$C$2]/10000" office:value-type="float" office:value="29.383288689315" calcext:value-type="float">
            <text:p>29</text:p>
          </table:table-cell>
          <table:table-cell table:style-name="ce67" table:formula="of:=[.$A6]*2/[.F$4]*[.$C$1]*[.$C$2]/10000" office:value-type="float" office:value="23.506630951452" calcext:value-type="float">
            <text:p>24</text:p>
          </table:table-cell>
          <table:table-cell table:style-name="ce67" table:formula="of:=[.$A6]*2/[.G$4]*[.$C$1]*[.$C$2]/10000" office:value-type="float" office:value="19.58885912621" calcext:value-type="float">
            <text:p>20</text:p>
          </table:table-cell>
          <table:table-cell table:style-name="ce67" table:formula="of:=[.$A6]*2/[.H$4]*[.$C$1]*[.$C$2]/10000" office:value-type="float" office:value="16.7904506796086" calcext:value-type="float">
            <text:p>17</text:p>
          </table:table-cell>
          <table:table-cell table:style-name="ce67" table:formula="of:=[.$A6]*2/[.I$4]*[.$C$1]*[.$C$2]/10000" office:value-type="float" office:value="14.6916443446575" calcext:value-type="float">
            <text:p>15</text:p>
          </table:table-cell>
          <table:table-cell table:style-name="ce67" table:formula="of:=[.$A6]*2/[.J$4]*[.$C$1]*[.$C$2]/10000" office:value-type="float" office:value="11.753315475726" calcext:value-type="float">
            <text:p>12</text:p>
          </table:table-cell>
          <table:table-cell table:style-name="ce67" table:formula="of:=[.$A6]*2/[.K$4]*[.$C$1]*[.$C$2]/10000" office:value-type="float" office:value="9.79442956310501" calcext:value-type="float">
            <text:p>10</text:p>
          </table:table-cell>
          <table:table-cell table:style-name="ce67" table:formula="of:=[.$A6]*2/[.L$4]*[.$C$1]*[.$C$2]/10000" office:value-type="float" office:value="7.34582217232875" calcext:value-type="float">
            <text:p>7</text:p>
          </table:table-cell>
          <table:table-cell table:style-name="ce67" table:formula="of:=[.$A6]*2/[.M$4]*[.$C$1]*[.$C$2]/10000" office:value-type="float" office:value="5.876657737863" calcext:value-type="float">
            <text:p>6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formula="of:=100*(100-[.O6])*(100-[.O6])/[.$F$1]" office:value-type="float" office:value="126.5625" calcext:value-type="float">
            <text:p>127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R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*2/[.B$4]*[.$C$1]*[.$C$2]/10000" office:value-type="float" office:value="133.56040313325" calcext:value-type="float">
            <text:p>134</text:p>
          </table:table-cell>
          <table:table-cell table:style-name="ce67" table:formula="of:=[.$A7]*2/[.C$4]*[.$C$1]*[.$C$2]/10000" office:value-type="float" office:value="88.149866067945" calcext:value-type="float">
            <text:p>88</text:p>
          </table:table-cell>
          <table:table-cell table:style-name="ce67" table:formula="of:=[.$A7]*2/[.D$4]*[.$C$1]*[.$C$2]/10000" office:value-type="float" office:value="58.76657737863" calcext:value-type="float">
            <text:p>59</text:p>
          </table:table-cell>
          <table:table-cell table:style-name="ce67" table:formula="of:=[.$A7]*2/[.E$4]*[.$C$1]*[.$C$2]/10000" office:value-type="float" office:value="44.0749330339725" calcext:value-type="float">
            <text:p>44</text:p>
          </table:table-cell>
          <table:table-cell table:style-name="ce67" table:formula="of:=[.$A7]*2/[.F$4]*[.$C$1]*[.$C$2]/10000" office:value-type="float" office:value="35.259946427178" calcext:value-type="float">
            <text:p>35</text:p>
          </table:table-cell>
          <table:table-cell table:style-name="ce67" table:formula="of:=[.$A7]*2/[.G$4]*[.$C$1]*[.$C$2]/10000" office:value-type="float" office:value="29.383288689315" calcext:value-type="float">
            <text:p>29</text:p>
          </table:table-cell>
          <table:table-cell table:style-name="ce67" table:formula="of:=[.$A7]*2/[.H$4]*[.$C$1]*[.$C$2]/10000" office:value-type="float" office:value="25.1856760194129" calcext:value-type="float">
            <text:p>25</text:p>
          </table:table-cell>
          <table:table-cell table:style-name="ce67" table:formula="of:=[.$A7]*2/[.I$4]*[.$C$1]*[.$C$2]/10000" office:value-type="float" office:value="22.0374665169863" calcext:value-type="float">
            <text:p>22</text:p>
          </table:table-cell>
          <table:table-cell table:style-name="ce67" table:formula="of:=[.$A7]*2/[.J$4]*[.$C$1]*[.$C$2]/10000" office:value-type="float" office:value="17.629973213589" calcext:value-type="float">
            <text:p>18</text:p>
          </table:table-cell>
          <table:table-cell table:style-name="ce67" table:formula="of:=[.$A7]*2/[.K$4]*[.$C$1]*[.$C$2]/10000" office:value-type="float" office:value="14.6916443446575" calcext:value-type="float">
            <text:p>15</text:p>
          </table:table-cell>
          <table:table-cell table:style-name="ce67" table:formula="of:=[.$A7]*2/[.L$4]*[.$C$1]*[.$C$2]/10000" office:value-type="float" office:value="11.0187332584931" calcext:value-type="float">
            <text:p>11</text:p>
          </table:table-cell>
          <table:table-cell table:style-name="ce67" table:formula="of:=[.$A7]*2/[.M$4]*[.$C$1]*[.$C$2]/10000" office:value-type="float" office:value="8.8149866067945" calcext:value-type="float">
            <text:p>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formula="of:=100*(100-[.O7])*(100-[.O7])/[.$F$1]" office:value-type="float" office:value="112.890625" calcext:value-type="float">
            <text:p>113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R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*2/[.B$4]*[.$C$1]*[.$C$2]/10000" office:value-type="float" office:value="178.080537511" calcext:value-type="float">
            <text:p>178</text:p>
          </table:table-cell>
          <table:table-cell table:style-name="ce67" table:formula="of:=[.$A8]*2/[.C$4]*[.$C$1]*[.$C$2]/10000" office:value-type="float" office:value="117.53315475726" calcext:value-type="float">
            <text:p>118</text:p>
          </table:table-cell>
          <table:table-cell table:style-name="ce67" table:formula="of:=[.$A8]*2/[.D$4]*[.$C$1]*[.$C$2]/10000" office:value-type="float" office:value="78.35543650484" calcext:value-type="float">
            <text:p>78</text:p>
          </table:table-cell>
          <table:table-cell table:style-name="ce67" table:formula="of:=[.$A8]*2/[.E$4]*[.$C$1]*[.$C$2]/10000" office:value-type="float" office:value="58.76657737863" calcext:value-type="float">
            <text:p>59</text:p>
          </table:table-cell>
          <table:table-cell table:style-name="ce67" table:formula="of:=[.$A8]*2/[.F$4]*[.$C$1]*[.$C$2]/10000" office:value-type="float" office:value="47.013261902904" calcext:value-type="float">
            <text:p>47</text:p>
          </table:table-cell>
          <table:table-cell table:style-name="ce67" table:formula="of:=[.$A8]*2/[.G$4]*[.$C$1]*[.$C$2]/10000" office:value-type="float" office:value="39.17771825242" calcext:value-type="float">
            <text:p>39</text:p>
          </table:table-cell>
          <table:table-cell table:style-name="ce67" table:formula="of:=[.$A8]*2/[.H$4]*[.$C$1]*[.$C$2]/10000" office:value-type="float" office:value="33.5809013592172" calcext:value-type="float">
            <text:p>34</text:p>
          </table:table-cell>
          <table:table-cell table:style-name="ce67" table:formula="of:=[.$A8]*2/[.I$4]*[.$C$1]*[.$C$2]/10000" office:value-type="float" office:value="29.383288689315" calcext:value-type="float">
            <text:p>29</text:p>
          </table:table-cell>
          <table:table-cell table:style-name="ce67" table:formula="of:=[.$A8]*2/[.J$4]*[.$C$1]*[.$C$2]/10000" office:value-type="float" office:value="23.506630951452" calcext:value-type="float">
            <text:p>24</text:p>
          </table:table-cell>
          <table:table-cell table:style-name="ce67" table:formula="of:=[.$A8]*2/[.K$4]*[.$C$1]*[.$C$2]/10000" office:value-type="float" office:value="19.58885912621" calcext:value-type="float">
            <text:p>20</text:p>
          </table:table-cell>
          <table:table-cell table:style-name="ce67" table:formula="of:=[.$A8]*2/[.L$4]*[.$C$1]*[.$C$2]/10000" office:value-type="float" office:value="14.6916443446575" calcext:value-type="float">
            <text:p>15</text:p>
          </table:table-cell>
          <table:table-cell table:style-name="ce67" table:formula="of:=[.$A8]*2/[.M$4]*[.$C$1]*[.$C$2]/10000" office:value-type="float" office:value="11.753315475726" calcext:value-type="float">
            <text:p>12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formula="of:=100*(100-[.O8])*(100-[.O8])/[.$F$1]" office:value-type="float" office:value="100" calcext:value-type="float">
            <text:p>100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R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*2/[.B$4]*[.$C$1]*[.$C$2]/10000" office:value-type="float" office:value="222.60067188875" calcext:value-type="float">
            <text:p>223</text:p>
          </table:table-cell>
          <table:table-cell table:style-name="ce67" table:formula="of:=[.$A9]*2/[.C$4]*[.$C$1]*[.$C$2]/10000" office:value-type="float" office:value="146.916443446575" calcext:value-type="float">
            <text:p>147</text:p>
          </table:table-cell>
          <table:table-cell table:style-name="ce67" table:formula="of:=[.$A9]*2/[.D$4]*[.$C$1]*[.$C$2]/10000" office:value-type="float" office:value="97.94429563105" calcext:value-type="float">
            <text:p>98</text:p>
          </table:table-cell>
          <table:table-cell table:style-name="ce67" table:formula="of:=[.$A9]*2/[.E$4]*[.$C$1]*[.$C$2]/10000" office:value-type="float" office:value="73.4582217232875" calcext:value-type="float">
            <text:p>73</text:p>
          </table:table-cell>
          <table:table-cell table:style-name="ce67" table:formula="of:=[.$A9]*2/[.F$4]*[.$C$1]*[.$C$2]/10000" office:value-type="float" office:value="58.76657737863" calcext:value-type="float">
            <text:p>59</text:p>
          </table:table-cell>
          <table:table-cell table:style-name="ce67" table:formula="of:=[.$A9]*2/[.G$4]*[.$C$1]*[.$C$2]/10000" office:value-type="float" office:value="48.972147815525" calcext:value-type="float">
            <text:p>49</text:p>
          </table:table-cell>
          <table:table-cell table:style-name="ce67" table:formula="of:=[.$A9]*2/[.H$4]*[.$C$1]*[.$C$2]/10000" office:value-type="float" office:value="41.9761266990214" calcext:value-type="float">
            <text:p>42</text:p>
          </table:table-cell>
          <table:table-cell table:style-name="ce67" table:formula="of:=[.$A9]*2/[.I$4]*[.$C$1]*[.$C$2]/10000" office:value-type="float" office:value="36.7291108616438" calcext:value-type="float">
            <text:p>37</text:p>
          </table:table-cell>
          <table:table-cell table:style-name="ce67" table:formula="of:=[.$A9]*2/[.J$4]*[.$C$1]*[.$C$2]/10000" office:value-type="float" office:value="29.383288689315" calcext:value-type="float">
            <text:p>29</text:p>
          </table:table-cell>
          <table:table-cell table:style-name="ce67" table:formula="of:=[.$A9]*2/[.K$4]*[.$C$1]*[.$C$2]/10000" office:value-type="float" office:value="24.4860739077625" calcext:value-type="float">
            <text:p>24</text:p>
          </table:table-cell>
          <table:table-cell table:style-name="ce67" table:formula="of:=[.$A9]*2/[.L$4]*[.$C$1]*[.$C$2]/10000" office:value-type="float" office:value="18.3645554308219" calcext:value-type="float">
            <text:p>18</text:p>
          </table:table-cell>
          <table:table-cell table:style-name="ce67" table:formula="of:=[.$A9]*2/[.M$4]*[.$C$1]*[.$C$2]/10000" office:value-type="float" office:value="14.6916443446575" calcext:value-type="float">
            <text:p>15</text:p>
          </table:table-cell>
          <table:table-cell/>
          <table:table-cell table:style-name="ce65" office:value-type="float" office:value="25" calcext:value-type="float">
            <text:p>25</text:p>
          </table:table-cell>
          <table:table-cell table:formula="of:=100*(100-[.O9])*(100-[.O9])/[.$F$1]" office:value-type="float" office:value="87.890625" calcext:value-type="float">
            <text:p>8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R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*2/[.B$4]*[.$C$1]*[.$C$2]/10000" office:value-type="float" office:value="267.1208062665" calcext:value-type="float">
            <text:p>267</text:p>
          </table:table-cell>
          <table:table-cell table:style-name="ce67" table:formula="of:=[.$A10]*2/[.C$4]*[.$C$1]*[.$C$2]/10000" office:value-type="float" office:value="176.29973213589" calcext:value-type="float">
            <text:p>176</text:p>
          </table:table-cell>
          <table:table-cell table:style-name="ce67" table:formula="of:=[.$A10]*2/[.D$4]*[.$C$1]*[.$C$2]/10000" office:value-type="float" office:value="117.53315475726" calcext:value-type="float">
            <text:p>118</text:p>
          </table:table-cell>
          <table:table-cell table:style-name="ce67" table:formula="of:=[.$A10]*2/[.E$4]*[.$C$1]*[.$C$2]/10000" office:value-type="float" office:value="88.149866067945" calcext:value-type="float">
            <text:p>88</text:p>
          </table:table-cell>
          <table:table-cell table:style-name="ce67" table:formula="of:=[.$A10]*2/[.F$4]*[.$C$1]*[.$C$2]/10000" office:value-type="float" office:value="70.519892854356" calcext:value-type="float">
            <text:p>71</text:p>
          </table:table-cell>
          <table:table-cell table:style-name="ce67" table:formula="of:=[.$A10]*2/[.G$4]*[.$C$1]*[.$C$2]/10000" office:value-type="float" office:value="58.76657737863" calcext:value-type="float">
            <text:p>59</text:p>
          </table:table-cell>
          <table:table-cell table:style-name="ce67" table:formula="of:=[.$A10]*2/[.H$4]*[.$C$1]*[.$C$2]/10000" office:value-type="float" office:value="50.3713520388257" calcext:value-type="float">
            <text:p>50</text:p>
          </table:table-cell>
          <table:table-cell table:style-name="ce67" table:formula="of:=[.$A10]*2/[.I$4]*[.$C$1]*[.$C$2]/10000" office:value-type="float" office:value="44.0749330339725" calcext:value-type="float">
            <text:p>44</text:p>
          </table:table-cell>
          <table:table-cell table:style-name="ce67" table:formula="of:=[.$A10]*2/[.J$4]*[.$C$1]*[.$C$2]/10000" office:value-type="float" office:value="35.259946427178" calcext:value-type="float">
            <text:p>35</text:p>
          </table:table-cell>
          <table:table-cell table:style-name="ce67" table:formula="of:=[.$A10]*2/[.K$4]*[.$C$1]*[.$C$2]/10000" office:value-type="float" office:value="29.383288689315" calcext:value-type="float">
            <text:p>29</text:p>
          </table:table-cell>
          <table:table-cell table:style-name="ce67" table:formula="of:=[.$A10]*2/[.L$4]*[.$C$1]*[.$C$2]/10000" office:value-type="float" office:value="22.0374665169863" calcext:value-type="float">
            <text:p>22</text:p>
          </table:table-cell>
          <table:table-cell table:style-name="ce67" table:formula="of:=[.$A10]*2/[.M$4]*[.$C$1]*[.$C$2]/10000" office:value-type="float" office:value="17.629973213589" calcext:value-type="float">
            <text:p>18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formula="of:=100*(100-[.O10])*(100-[.O10])/[.$F$1]" office:value-type="float" office:value="76.5625" calcext:value-type="float">
            <text:p>77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R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*2/[.B$4]*[.$C$1]*[.$C$2]/10000" office:value-type="float" office:value="311.64094064425" calcext:value-type="float">
            <text:p>312</text:p>
          </table:table-cell>
          <table:table-cell table:style-name="ce67" table:formula="of:=[.$A11]*2/[.C$4]*[.$C$1]*[.$C$2]/10000" office:value-type="float" office:value="205.683020825205" calcext:value-type="float">
            <text:p>206</text:p>
          </table:table-cell>
          <table:table-cell table:style-name="ce67" table:formula="of:=[.$A11]*2/[.D$4]*[.$C$1]*[.$C$2]/10000" office:value-type="float" office:value="137.12201388347" calcext:value-type="float">
            <text:p>137</text:p>
          </table:table-cell>
          <table:table-cell table:style-name="ce67" table:formula="of:=[.$A11]*2/[.E$4]*[.$C$1]*[.$C$2]/10000" office:value-type="float" office:value="102.841510412603" calcext:value-type="float">
            <text:p>103</text:p>
          </table:table-cell>
          <table:table-cell table:style-name="ce67" table:formula="of:=[.$A11]*2/[.F$4]*[.$C$1]*[.$C$2]/10000" office:value-type="float" office:value="82.273208330082" calcext:value-type="float">
            <text:p>82</text:p>
          </table:table-cell>
          <table:table-cell table:style-name="ce67" table:formula="of:=[.$A11]*2/[.G$4]*[.$C$1]*[.$C$2]/10000" office:value-type="float" office:value="68.561006941735" calcext:value-type="float">
            <text:p>69</text:p>
          </table:table-cell>
          <table:table-cell table:style-name="ce67" table:formula="of:=[.$A11]*2/[.H$4]*[.$C$1]*[.$C$2]/10000" office:value-type="float" office:value="58.76657737863" calcext:value-type="float">
            <text:p>59</text:p>
          </table:table-cell>
          <table:table-cell table:style-name="ce67" table:formula="of:=[.$A11]*2/[.I$4]*[.$C$1]*[.$C$2]/10000" office:value-type="float" office:value="51.4207552063013" calcext:value-type="float">
            <text:p>51</text:p>
          </table:table-cell>
          <table:table-cell table:style-name="ce67" table:formula="of:=[.$A11]*2/[.J$4]*[.$C$1]*[.$C$2]/10000" office:value-type="float" office:value="41.136604165041" calcext:value-type="float">
            <text:p>41</text:p>
          </table:table-cell>
          <table:table-cell table:style-name="ce67" table:formula="of:=[.$A11]*2/[.K$4]*[.$C$1]*[.$C$2]/10000" office:value-type="float" office:value="34.2805034708675" calcext:value-type="float">
            <text:p>34</text:p>
          </table:table-cell>
          <table:table-cell table:style-name="ce67" table:formula="of:=[.$A11]*2/[.L$4]*[.$C$1]*[.$C$2]/10000" office:value-type="float" office:value="25.7103776031506" calcext:value-type="float">
            <text:p>26</text:p>
          </table:table-cell>
          <table:table-cell table:style-name="ce67" table:formula="of:=[.$A11]*2/[.M$4]*[.$C$1]*[.$C$2]/10000" office:value-type="float" office:value="20.5683020825205" calcext:value-type="float">
            <text:p>21</text:p>
          </table:table-cell>
          <table:table-cell/>
          <table:table-cell table:style-name="ce65" office:value-type="float" office:value="35" calcext:value-type="float">
            <text:p>35</text:p>
          </table:table-cell>
          <table:table-cell table:formula="of:=100*(100-[.O11])*(100-[.O11])/[.$F$1]" office:value-type="float" office:value="66.015625" calcext:value-type="float">
            <text:p>66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R11]+10))*47" office:value-type="float" office:value="135.947857600397" calcext:value-type="float">
            <text:p>136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*2/[.B$4]*[.$C$1]*[.$C$2]/10000" office:value-type="float" office:value="356.161075022" calcext:value-type="float">
            <text:p>356</text:p>
          </table:table-cell>
          <table:table-cell table:style-name="ce67" table:formula="of:=[.$A12]*2/[.C$4]*[.$C$1]*[.$C$2]/10000" office:value-type="float" office:value="235.06630951452" calcext:value-type="float">
            <text:p>235</text:p>
          </table:table-cell>
          <table:table-cell table:style-name="ce67" table:formula="of:=[.$A12]*2/[.D$4]*[.$C$1]*[.$C$2]/10000" office:value-type="float" office:value="156.71087300968" calcext:value-type="float">
            <text:p>157</text:p>
          </table:table-cell>
          <table:table-cell table:style-name="ce67" table:formula="of:=[.$A12]*2/[.E$4]*[.$C$1]*[.$C$2]/10000" office:value-type="float" office:value="117.53315475726" calcext:value-type="float">
            <text:p>118</text:p>
          </table:table-cell>
          <table:table-cell table:style-name="ce67" table:formula="of:=[.$A12]*2/[.F$4]*[.$C$1]*[.$C$2]/10000" office:value-type="float" office:value="94.026523805808" calcext:value-type="float">
            <text:p>94</text:p>
          </table:table-cell>
          <table:table-cell table:style-name="ce67" table:formula="of:=[.$A12]*2/[.G$4]*[.$C$1]*[.$C$2]/10000" office:value-type="float" office:value="78.35543650484" calcext:value-type="float">
            <text:p>78</text:p>
          </table:table-cell>
          <table:table-cell table:style-name="ce67" table:formula="of:=[.$A12]*2/[.H$4]*[.$C$1]*[.$C$2]/10000" office:value-type="float" office:value="67.1618027184343" calcext:value-type="float">
            <text:p>67</text:p>
          </table:table-cell>
          <table:table-cell table:style-name="ce67" table:formula="of:=[.$A12]*2/[.I$4]*[.$C$1]*[.$C$2]/10000" office:value-type="float" office:value="58.76657737863" calcext:value-type="float">
            <text:p>59</text:p>
          </table:table-cell>
          <table:table-cell table:style-name="ce67" table:formula="of:=[.$A12]*2/[.J$4]*[.$C$1]*[.$C$2]/10000" office:value-type="float" office:value="47.013261902904" calcext:value-type="float">
            <text:p>47</text:p>
          </table:table-cell>
          <table:table-cell table:style-name="ce67" table:formula="of:=[.$A12]*2/[.K$4]*[.$C$1]*[.$C$2]/10000" office:value-type="float" office:value="39.17771825242" calcext:value-type="float">
            <text:p>39</text:p>
          </table:table-cell>
          <table:table-cell table:style-name="ce67" table:formula="of:=[.$A12]*2/[.L$4]*[.$C$1]*[.$C$2]/10000" office:value-type="float" office:value="29.383288689315" calcext:value-type="float">
            <text:p>29</text:p>
          </table:table-cell>
          <table:table-cell table:style-name="ce67" table:formula="of:=[.$A12]*2/[.M$4]*[.$C$1]*[.$C$2]/10000" office:value-type="float" office:value="23.506630951452" calcext:value-type="float">
            <text:p>24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formula="of:=100*(100-[.O12])*(100-[.O12])/[.$F$1]" office:value-type="float" office:value="56.25" calcext:value-type="float">
            <text:p>56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R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*2/[.B$4]*[.$C$1]*[.$C$2]/10000" office:value-type="float" office:value="400.68120939975" calcext:value-type="float">
            <text:p>401</text:p>
          </table:table-cell>
          <table:table-cell table:style-name="ce67" table:formula="of:=[.$A13]*2/[.C$4]*[.$C$1]*[.$C$2]/10000" office:value-type="float" office:value="264.449598203835" calcext:value-type="float">
            <text:p>264</text:p>
          </table:table-cell>
          <table:table-cell table:style-name="ce67" table:formula="of:=[.$A13]*2/[.D$4]*[.$C$1]*[.$C$2]/10000" office:value-type="float" office:value="176.29973213589" calcext:value-type="float">
            <text:p>176</text:p>
          </table:table-cell>
          <table:table-cell table:style-name="ce67" table:formula="of:=[.$A13]*2/[.E$4]*[.$C$1]*[.$C$2]/10000" office:value-type="float" office:value="132.224799101918" calcext:value-type="float">
            <text:p>132</text:p>
          </table:table-cell>
          <table:table-cell table:style-name="ce67" table:formula="of:=[.$A13]*2/[.F$4]*[.$C$1]*[.$C$2]/10000" office:value-type="float" office:value="105.779839281534" calcext:value-type="float">
            <text:p>106</text:p>
          </table:table-cell>
          <table:table-cell table:style-name="ce67" table:formula="of:=[.$A13]*2/[.G$4]*[.$C$1]*[.$C$2]/10000" office:value-type="float" office:value="88.149866067945" calcext:value-type="float">
            <text:p>88</text:p>
          </table:table-cell>
          <table:table-cell table:style-name="ce67" table:formula="of:=[.$A13]*2/[.H$4]*[.$C$1]*[.$C$2]/10000" office:value-type="float" office:value="75.5570280582386" calcext:value-type="float">
            <text:p>76</text:p>
          </table:table-cell>
          <table:table-cell table:style-name="ce67" table:formula="of:=[.$A13]*2/[.I$4]*[.$C$1]*[.$C$2]/10000" office:value-type="float" office:value="66.1123995509588" calcext:value-type="float">
            <text:p>66</text:p>
          </table:table-cell>
          <table:table-cell table:style-name="ce67" table:formula="of:=[.$A13]*2/[.J$4]*[.$C$1]*[.$C$2]/10000" office:value-type="float" office:value="52.889919640767" calcext:value-type="float">
            <text:p>53</text:p>
          </table:table-cell>
          <table:table-cell table:style-name="ce67" table:formula="of:=[.$A13]*2/[.K$4]*[.$C$1]*[.$C$2]/10000" office:value-type="float" office:value="44.0749330339725" calcext:value-type="float">
            <text:p>44</text:p>
          </table:table-cell>
          <table:table-cell table:style-name="ce67" table:formula="of:=[.$A13]*2/[.L$4]*[.$C$1]*[.$C$2]/10000" office:value-type="float" office:value="33.0561997754794" calcext:value-type="float">
            <text:p>33</text:p>
          </table:table-cell>
          <table:table-cell table:style-name="ce67" table:formula="of:=[.$A13]*2/[.M$4]*[.$C$1]*[.$C$2]/10000" office:value-type="float" office:value="26.4449598203835" calcext:value-type="float">
            <text:p>26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formula="of:=100*(100-[.O13])*(100-[.O13])/[.$F$1]" office:value-type="float" office:value="39.0625" calcext:value-type="float">
            <text:p>39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R13]+10))*47" office:value-type="float" office:value="144.763303547328" calcext:value-type="float">
            <text:p>145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8" table:formula="of:=[.$A14]*2/[.B$4]*[.$C$1]*[.$C$2]/10000" office:value-type="float" office:value="445.2013437775" calcext:value-type="float">
            <text:p>445</text:p>
          </table:table-cell>
          <table:table-cell table:style-name="ce68" table:formula="of:=[.$A14]*2/[.C$4]*[.$C$1]*[.$C$2]/10000" office:value-type="float" office:value="293.83288689315" calcext:value-type="float">
            <text:p>294</text:p>
          </table:table-cell>
          <table:table-cell table:style-name="ce68" table:formula="of:=[.$A14]*2/[.D$4]*[.$C$1]*[.$C$2]/10000" office:value-type="float" office:value="195.8885912621" calcext:value-type="float">
            <text:p>196</text:p>
          </table:table-cell>
          <table:table-cell table:style-name="ce68" table:formula="of:=[.$A14]*2/[.E$4]*[.$C$1]*[.$C$2]/10000" office:value-type="float" office:value="146.916443446575" calcext:value-type="float">
            <text:p>147</text:p>
          </table:table-cell>
          <table:table-cell table:style-name="ce68" table:formula="of:=[.$A14]*2/[.F$4]*[.$C$1]*[.$C$2]/10000" office:value-type="float" office:value="117.53315475726" calcext:value-type="float">
            <text:p>118</text:p>
          </table:table-cell>
          <table:table-cell table:style-name="ce68" table:formula="of:=[.$A14]*2/[.G$4]*[.$C$1]*[.$C$2]/10000" office:value-type="float" office:value="97.94429563105" calcext:value-type="float">
            <text:p>98</text:p>
          </table:table-cell>
          <table:table-cell table:style-name="ce68" table:formula="of:=[.$A14]*2/[.H$4]*[.$C$1]*[.$C$2]/10000" office:value-type="float" office:value="83.9522533980429" calcext:value-type="float">
            <text:p>84</text:p>
          </table:table-cell>
          <table:table-cell table:style-name="ce68" table:formula="of:=[.$A14]*2/[.I$4]*[.$C$1]*[.$C$2]/10000" office:value-type="float" office:value="73.4582217232875" calcext:value-type="float">
            <text:p>73</text:p>
          </table:table-cell>
          <table:table-cell table:style-name="ce68" table:formula="of:=[.$A14]*2/[.J$4]*[.$C$1]*[.$C$2]/10000" office:value-type="float" office:value="58.76657737863" calcext:value-type="float">
            <text:p>59</text:p>
          </table:table-cell>
          <table:table-cell table:style-name="ce68" table:formula="of:=[.$A14]*2/[.K$4]*[.$C$1]*[.$C$2]/10000" office:value-type="float" office:value="48.972147815525" calcext:value-type="float">
            <text:p>49</text:p>
          </table:table-cell>
          <table:table-cell table:style-name="ce68" table:formula="of:=[.$A14]*2/[.L$4]*[.$C$1]*[.$C$2]/10000" office:value-type="float" office:value="36.7291108616438" calcext:value-type="float">
            <text:p>37</text:p>
          </table:table-cell>
          <table:table-cell table:style-name="ce68" table:formula="of:=[.$A14]*2/[.M$4]*[.$C$1]*[.$C$2]/10000" office:value-type="float" office:value="29.383288689315" calcext:value-type="float">
            <text:p>29</text:p>
          </table:table-cell>
          <table:table-cell table:style-name="ce67"/>
          <table:table-cell table:style-name="ce71" office:value-type="float" office:value="60" calcext:value-type="float">
            <text:p>60</text:p>
          </table:table-cell>
          <table:table-cell table:style-name="ce67" table:formula="of:=100*(100-[.O14])*(100-[.O14])/[.$F$1]" office:value-type="float" office:value="25" calcext:value-type="float">
            <text:p>25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R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*2/[.B$4]*[.$C$1]*[.$C$2]/10000" office:value-type="float" office:value="489.72147815525" calcext:value-type="float">
            <text:p>490</text:p>
          </table:table-cell>
          <table:table-cell table:style-name="ce67" table:formula="of:=[.$A15]*2/[.C$4]*[.$C$1]*[.$C$2]/10000" office:value-type="float" office:value="323.216175582465" calcext:value-type="float">
            <text:p>323</text:p>
          </table:table-cell>
          <table:table-cell table:style-name="ce67" table:formula="of:=[.$A15]*2/[.D$4]*[.$C$1]*[.$C$2]/10000" office:value-type="float" office:value="215.47745038831" calcext:value-type="float">
            <text:p>215</text:p>
          </table:table-cell>
          <table:table-cell table:style-name="ce67" table:formula="of:=[.$A15]*2/[.E$4]*[.$C$1]*[.$C$2]/10000" office:value-type="float" office:value="161.608087791233" calcext:value-type="float">
            <text:p>162</text:p>
          </table:table-cell>
          <table:table-cell table:style-name="ce67" table:formula="of:=[.$A15]*2/[.F$4]*[.$C$1]*[.$C$2]/10000" office:value-type="float" office:value="129.286470232986" calcext:value-type="float">
            <text:p>129</text:p>
          </table:table-cell>
          <table:table-cell table:style-name="ce67" table:formula="of:=[.$A15]*2/[.G$4]*[.$C$1]*[.$C$2]/10000" office:value-type="float" office:value="107.738725194155" calcext:value-type="float">
            <text:p>108</text:p>
          </table:table-cell>
          <table:table-cell table:style-name="ce67" table:formula="of:=[.$A15]*2/[.H$4]*[.$C$1]*[.$C$2]/10000" office:value-type="float" office:value="92.3474787378472" calcext:value-type="float">
            <text:p>92</text:p>
          </table:table-cell>
          <table:table-cell table:style-name="ce67" table:formula="of:=[.$A15]*2/[.I$4]*[.$C$1]*[.$C$2]/10000" office:value-type="float" office:value="80.8040438956163" calcext:value-type="float">
            <text:p>81</text:p>
          </table:table-cell>
          <table:table-cell table:style-name="ce67" table:formula="of:=[.$A15]*2/[.J$4]*[.$C$1]*[.$C$2]/10000" office:value-type="float" office:value="64.643235116493" calcext:value-type="float">
            <text:p>65</text:p>
          </table:table-cell>
          <table:table-cell table:style-name="ce67" table:formula="of:=[.$A15]*2/[.K$4]*[.$C$1]*[.$C$2]/10000" office:value-type="float" office:value="53.8693625970775" calcext:value-type="float">
            <text:p>54</text:p>
          </table:table-cell>
          <table:table-cell table:style-name="ce67" table:formula="of:=[.$A15]*2/[.L$4]*[.$C$1]*[.$C$2]/10000" office:value-type="float" office:value="40.4020219478081" calcext:value-type="float">
            <text:p>40</text:p>
          </table:table-cell>
          <table:table-cell table:style-name="ce67" table:formula="of:=[.$A15]*2/[.M$4]*[.$C$1]*[.$C$2]/10000" office:value-type="float" office:value="32.3216175582465" calcext:value-type="float">
            <text:p>32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formula="of:=100*(100-[.O15])*(100-[.O15])/[.$F$1]" office:value-type="float" office:value="14.0625" calcext:value-type="float">
            <text:p>14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R15]+10))*47" office:value-type="float" office:value="152.210996501825" calcext:value-type="float">
            <text:p>152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*2/[.B$4]*[.$C$1]*[.$C$2]/10000" office:value-type="float" office:value="534.241612533" calcext:value-type="float">
            <text:p>534</text:p>
          </table:table-cell>
          <table:table-cell table:style-name="ce67" table:formula="of:=[.$A16]*2/[.C$4]*[.$C$1]*[.$C$2]/10000" office:value-type="float" office:value="352.59946427178" calcext:value-type="float">
            <text:p>353</text:p>
          </table:table-cell>
          <table:table-cell table:style-name="ce67" table:formula="of:=[.$A16]*2/[.D$4]*[.$C$1]*[.$C$2]/10000" office:value-type="float" office:value="235.06630951452" calcext:value-type="float">
            <text:p>235</text:p>
          </table:table-cell>
          <table:table-cell table:style-name="ce67" table:formula="of:=[.$A16]*2/[.E$4]*[.$C$1]*[.$C$2]/10000" office:value-type="float" office:value="176.29973213589" calcext:value-type="float">
            <text:p>176</text:p>
          </table:table-cell>
          <table:table-cell table:style-name="ce67" table:formula="of:=[.$A16]*2/[.F$4]*[.$C$1]*[.$C$2]/10000" office:value-type="float" office:value="141.039785708712" calcext:value-type="float">
            <text:p>141</text:p>
          </table:table-cell>
          <table:table-cell table:style-name="ce67" table:formula="of:=[.$A16]*2/[.G$4]*[.$C$1]*[.$C$2]/10000" office:value-type="float" office:value="117.53315475726" calcext:value-type="float">
            <text:p>118</text:p>
          </table:table-cell>
          <table:table-cell table:style-name="ce67" table:formula="of:=[.$A16]*2/[.H$4]*[.$C$1]*[.$C$2]/10000" office:value-type="float" office:value="100.742704077651" calcext:value-type="float">
            <text:p>101</text:p>
          </table:table-cell>
          <table:table-cell table:style-name="ce67" table:formula="of:=[.$A16]*2/[.I$4]*[.$C$1]*[.$C$2]/10000" office:value-type="float" office:value="88.149866067945" calcext:value-type="float">
            <text:p>88</text:p>
          </table:table-cell>
          <table:table-cell table:style-name="ce67" table:formula="of:=[.$A16]*2/[.J$4]*[.$C$1]*[.$C$2]/10000" office:value-type="float" office:value="70.519892854356" calcext:value-type="float">
            <text:p>71</text:p>
          </table:table-cell>
          <table:table-cell table:style-name="ce67" table:formula="of:=[.$A16]*2/[.K$4]*[.$C$1]*[.$C$2]/10000" office:value-type="float" office:value="58.76657737863" calcext:value-type="float">
            <text:p>59</text:p>
          </table:table-cell>
          <table:table-cell table:style-name="ce67" table:formula="of:=[.$A16]*2/[.L$4]*[.$C$1]*[.$C$2]/10000" office:value-type="float" office:value="44.0749330339725" calcext:value-type="float">
            <text:p>44</text:p>
          </table:table-cell>
          <table:table-cell table:style-name="ce67" table:formula="of:=[.$A16]*2/[.M$4]*[.$C$1]*[.$C$2]/10000" office:value-type="float" office:value="35.259946427178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formula="of:=100*(100-[.O16])*(100-[.O16])/[.$F$1]" office:value-type="float" office:value="6.25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*2/[.B$4]*[.$C$1]*[.$C$2]/10000" office:value-type="float" office:value="578.76174691075" calcext:value-type="float">
            <text:p>579</text:p>
          </table:table-cell>
          <table:table-cell table:style-name="ce67" table:formula="of:=[.$A17]*2/[.C$4]*[.$C$1]*[.$C$2]/10000" office:value-type="float" office:value="381.982752961095" calcext:value-type="float">
            <text:p>382</text:p>
          </table:table-cell>
          <table:table-cell table:style-name="ce67" table:formula="of:=[.$A17]*2/[.D$4]*[.$C$1]*[.$C$2]/10000" office:value-type="float" office:value="254.65516864073" calcext:value-type="float">
            <text:p>255</text:p>
          </table:table-cell>
          <table:table-cell table:style-name="ce67" table:formula="of:=[.$A17]*2/[.E$4]*[.$C$1]*[.$C$2]/10000" office:value-type="float" office:value="190.991376480548" calcext:value-type="float">
            <text:p>191</text:p>
          </table:table-cell>
          <table:table-cell table:style-name="ce67" table:formula="of:=[.$A17]*2/[.F$4]*[.$C$1]*[.$C$2]/10000" office:value-type="float" office:value="152.793101184438" calcext:value-type="float">
            <text:p>153</text:p>
          </table:table-cell>
          <table:table-cell table:style-name="ce67" table:formula="of:=[.$A17]*2/[.G$4]*[.$C$1]*[.$C$2]/10000" office:value-type="float" office:value="127.327584320365" calcext:value-type="float">
            <text:p>127</text:p>
          </table:table-cell>
          <table:table-cell table:style-name="ce67" table:formula="of:=[.$A17]*2/[.H$4]*[.$C$1]*[.$C$2]/10000" office:value-type="float" office:value="109.137929417456" calcext:value-type="float">
            <text:p>109</text:p>
          </table:table-cell>
          <table:table-cell table:style-name="ce67" table:formula="of:=[.$A17]*2/[.I$4]*[.$C$1]*[.$C$2]/10000" office:value-type="float" office:value="95.4956882402738" calcext:value-type="float">
            <text:p>95</text:p>
          </table:table-cell>
          <table:table-cell table:style-name="ce67" table:formula="of:=[.$A17]*2/[.J$4]*[.$C$1]*[.$C$2]/10000" office:value-type="float" office:value="76.396550592219" calcext:value-type="float">
            <text:p>76</text:p>
          </table:table-cell>
          <table:table-cell table:style-name="ce67" table:formula="of:=[.$A17]*2/[.K$4]*[.$C$1]*[.$C$2]/10000" office:value-type="float" office:value="63.6637921601825" calcext:value-type="float">
            <text:p>64</text:p>
          </table:table-cell>
          <table:table-cell table:style-name="ce67" table:formula="of:=[.$A17]*2/[.L$4]*[.$C$1]*[.$C$2]/10000" office:value-type="float" office:value="47.7478441201369" calcext:value-type="float">
            <text:p>48</text:p>
          </table:table-cell>
          <table:table-cell table:style-name="ce67" table:formula="of:=[.$A17]*2/[.M$4]*[.$C$1]*[.$C$2]/10000" office:value-type="float" office:value="38.1982752961095" calcext:value-type="float">
            <text:p>38</text:p>
          </table:table-cell>
          <table:table-cell/>
          <table:table-cell table:style-name="ce65" office:value-type="float" office:value="90" calcext:value-type="float">
            <text:p>90</text:p>
          </table:table-cell>
          <table:table-cell table:formula="of:=100*(100-[.O17])*(100-[.O17])/[.$F$1]" office:value-type="float" office:value="1.5625" calcext:value-type="float">
            <text:p>2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6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*2/[.B$4]*[.$C$1]*[.$C$2]/10000" office:value-type="float" office:value="623.2818812885" calcext:value-type="float">
            <text:p>623</text:p>
          </table:table-cell>
          <table:table-cell table:style-name="ce67" table:formula="of:=[.$A18]*2/[.C$4]*[.$C$1]*[.$C$2]/10000" office:value-type="float" office:value="411.36604165041" calcext:value-type="float">
            <text:p>411</text:p>
          </table:table-cell>
          <table:table-cell table:style-name="ce67" table:formula="of:=[.$A18]*2/[.D$4]*[.$C$1]*[.$C$2]/10000" office:value-type="float" office:value="274.24402776694" calcext:value-type="float">
            <text:p>274</text:p>
          </table:table-cell>
          <table:table-cell table:style-name="ce67" table:formula="of:=[.$A18]*2/[.E$4]*[.$C$1]*[.$C$2]/10000" office:value-type="float" office:value="205.683020825205" calcext:value-type="float">
            <text:p>206</text:p>
          </table:table-cell>
          <table:table-cell table:style-name="ce67" table:formula="of:=[.$A18]*2/[.F$4]*[.$C$1]*[.$C$2]/10000" office:value-type="float" office:value="164.546416660164" calcext:value-type="float">
            <text:p>165</text:p>
          </table:table-cell>
          <table:table-cell table:style-name="ce67" table:formula="of:=[.$A18]*2/[.G$4]*[.$C$1]*[.$C$2]/10000" office:value-type="float" office:value="137.12201388347" calcext:value-type="float">
            <text:p>137</text:p>
          </table:table-cell>
          <table:table-cell table:style-name="ce67" table:formula="of:=[.$A18]*2/[.H$4]*[.$C$1]*[.$C$2]/10000" office:value-type="float" office:value="117.53315475726" calcext:value-type="float">
            <text:p>118</text:p>
          </table:table-cell>
          <table:table-cell table:style-name="ce67" table:formula="of:=[.$A18]*2/[.I$4]*[.$C$1]*[.$C$2]/10000" office:value-type="float" office:value="102.841510412603" calcext:value-type="float">
            <text:p>103</text:p>
          </table:table-cell>
          <table:table-cell table:style-name="ce67" table:formula="of:=[.$A18]*2/[.J$4]*[.$C$1]*[.$C$2]/10000" office:value-type="float" office:value="82.273208330082" calcext:value-type="float">
            <text:p>82</text:p>
          </table:table-cell>
          <table:table-cell table:style-name="ce67" table:formula="of:=[.$A18]*2/[.K$4]*[.$C$1]*[.$C$2]/10000" office:value-type="float" office:value="68.561006941735" calcext:value-type="float">
            <text:p>69</text:p>
          </table:table-cell>
          <table:table-cell table:style-name="ce67" table:formula="of:=[.$A18]*2/[.L$4]*[.$C$1]*[.$C$2]/10000" office:value-type="float" office:value="51.4207552063013" calcext:value-type="float">
            <text:p>51</text:p>
          </table:table-cell>
          <table:table-cell table:style-name="ce67" table:formula="of:=[.$A18]*2/[.M$4]*[.$C$1]*[.$C$2]/10000" office:value-type="float" office:value="41.136604165041" calcext:value-type="float">
            <text:p>41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formula="of:=100*(100-[.O18])*(100-[.O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6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*2/[.B$4]*[.$C$1]*[.$C$2]/10000" office:value-type="float" office:value="667.80201566625" calcext:value-type="float">
            <text:p>668</text:p>
          </table:table-cell>
          <table:table-cell table:style-name="ce67" table:formula="of:=[.$A19]*2/[.C$4]*[.$C$1]*[.$C$2]/10000" office:value-type="float" office:value="440.749330339725" calcext:value-type="float">
            <text:p>441</text:p>
          </table:table-cell>
          <table:table-cell table:style-name="ce67" table:formula="of:=[.$A19]*2/[.D$4]*[.$C$1]*[.$C$2]/10000" office:value-type="float" office:value="293.83288689315" calcext:value-type="float">
            <text:p>294</text:p>
          </table:table-cell>
          <table:table-cell table:style-name="ce67" table:formula="of:=[.$A19]*2/[.E$4]*[.$C$1]*[.$C$2]/10000" office:value-type="float" office:value="220.374665169863" calcext:value-type="float">
            <text:p>220</text:p>
          </table:table-cell>
          <table:table-cell table:style-name="ce67" table:formula="of:=[.$A19]*2/[.F$4]*[.$C$1]*[.$C$2]/10000" office:value-type="float" office:value="176.29973213589" calcext:value-type="float">
            <text:p>176</text:p>
          </table:table-cell>
          <table:table-cell table:style-name="ce67" table:formula="of:=[.$A19]*2/[.G$4]*[.$C$1]*[.$C$2]/10000" office:value-type="float" office:value="146.916443446575" calcext:value-type="float">
            <text:p>147</text:p>
          </table:table-cell>
          <table:table-cell table:style-name="ce67" table:formula="of:=[.$A19]*2/[.H$4]*[.$C$1]*[.$C$2]/10000" office:value-type="float" office:value="125.928380097064" calcext:value-type="float">
            <text:p>126</text:p>
          </table:table-cell>
          <table:table-cell table:style-name="ce67" table:formula="of:=[.$A19]*2/[.I$4]*[.$C$1]*[.$C$2]/10000" office:value-type="float" office:value="110.187332584931" calcext:value-type="float">
            <text:p>110</text:p>
          </table:table-cell>
          <table:table-cell table:style-name="ce67" table:formula="of:=[.$A19]*2/[.J$4]*[.$C$1]*[.$C$2]/10000" office:value-type="float" office:value="88.149866067945" calcext:value-type="float">
            <text:p>88</text:p>
          </table:table-cell>
          <table:table-cell table:style-name="ce67" table:formula="of:=[.$A19]*2/[.K$4]*[.$C$1]*[.$C$2]/10000" office:value-type="float" office:value="73.4582217232875" calcext:value-type="float">
            <text:p>73</text:p>
          </table:table-cell>
          <table:table-cell table:style-name="ce67" table:formula="of:=[.$A19]*2/[.L$4]*[.$C$1]*[.$C$2]/10000" office:value-type="float" office:value="55.0936662924656" calcext:value-type="float">
            <text:p>55</text:p>
          </table:table-cell>
          <table:table-cell table:style-name="ce67" table:formula="of:=[.$A19]*2/[.M$4]*[.$C$1]*[.$C$2]/10000" office:value-type="float" office:value="44.0749330339725" calcext:value-type="float">
            <text:p>44</text:p>
          </table:table-cell>
          <table:table-cell table:number-columns-repeated="4"/>
          <table:table-cell office:value-type="string" calcext:value-type="string">
            <text:p>Défense Terrain : Seulement si fortifié / minimum 10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9:18:00.830346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1T01:17:03.508431751</dc:date>
    <meta:editing-duration>P2DT5H8M39S</meta:editing-duration>
    <meta:editing-cycles>138</meta:editing-cycles>
    <meta:document-statistic meta:table-count="6" meta:cell-count="1586" meta:object-count="0"/>
  </office:meta>
</office:document-meta>
</file>